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office:automatic-styles>
  <office:body>
    <office:text text:use-soft-page-breaks="true">
      <text:p text:style-name="P1">Does ITIL Talks about security and privacy??</text:p>
      <text:p text:style-name="Normal">Yes<text:s/>,ITIL talks about security but not about privacy.</text:p>
      <text:p text:style-name="Normal"/>
      <text:p text:style-name="Normal">What is ITIL stands for?</text:p>
      <text:p text:style-name="Normal">It stands for IT infrastructure library.<text:s/>It was introduced back in 1980s in UK to better their policies ,<text:s/>procedures and processes.<text:s/>Basically meant for UK data centres and then its got evolved as in 1988 as a set of best practices as ITIL V2 <text:s/>and adopted as a public framework and again in 2007 ITIL V3 got released which had different lifestyle procedures There were 5 different life cycles that ITIL V3 talked about<text:s/></text:p>
      <text:p text:style-name="Normal"/>
      <text:p text:style-name="Normal">Why Service management is important these days ?</text:p>
      <text:p text:style-name="Normal">Service management is important these days because providing security these days is a core part for IT Companies these days.</text:p>
      <text:p text:style-name="Normal"/>
      <text:p text:style-name="Normal">What are the things that will be the outcome of not being IT Compiant IT Companies?</text:p>
      <text:p text:style-name="P2">Implications of Not Being ITIL Compliant</text:p>
      <text:list text:style-name="LFO1" text:continue-numbering="true">
        <text:list-item>
          <text:p text:style-name="P3"><text:span text:style-name="T4">Inefficiency</text:span>: Without structured processes, resolving issues can take longer, leading to more downtime and user frustration.</text:p>
        </text:list-item>
        <text:list-item>
          <text:p text:style-name="P5"><text:span text:style-name="T6">Recurring Issues</text:span>: Without problem management (root cause analysis), the same incidents may keep happening.</text:p>
        </text:list-item>
        <text:list-item>
          <text:p text:style-name="P7"><text:span text:style-name="T8">Poor Service Quality</text:span>: Lack of SLAs or post-resolution reviews (as ITIL suggests) can result in inconsistent service delivery.</text:p>
        </text:list-item>
        <text:list-item>
          <text:p text:style-name="P9"><text:span text:style-name="T10">Lack of Accountability</text:span>: Without defined roles and metrics, it’s hard to track who’s responsible or measure performance.</text:p>
        </text:list-item>
        <text:list-item>
          <text:p text:style-name="P11"><text:span text:style-name="T12">Business Misalignment</text:span>: ITIL ensures IT services align with business goals. Non-compliance might mean IT isn’t meeting business needs effectively.</text:p>
        </text:list-item>
      </text:list>
      <text:p text:style-name="Normal"/>
      <text:p text:style-name="Normal">What does it mean if <text:s/>a Company has ISO 20000 certificate ?</text:p>
      <text:p text:style-name="Normal">This means that the company is implemented ITIL in its company/organisation.It is done at the organisation level only.</text:p>
      <text:p text:style-name="Normal"/>
      <text:soft-page-break/>
      <text:p text:style-name="Normal">When ITIL V4 got released?</text:p>
      <text:p text:style-name="Normal">ITIL V4 get released in 2019 February. ITIL talks about value creation .This is the core foundation of ITIL .It says how best u can provide services to the customers .ITIL 4 majorly talks about infrastructure and stability of an organisation.i.e. based on digital transformation but having operational stability.ITIL is a framework for ITSM (IT Service Management).ITIL Supports ITSM.</text:p>
      <text:p text:style-name="Normal"/>
      <text:p text:style-name="Normal">What are the two different roles of IT?</text:p>
      <text:p text:style-name="Normal">One important role of IT is to build products and another role is to support IT products .that is to support background infrastructure of application.That means working smoothly .Support layer is also called as service layer.Support layer is responsible for seeing that the app is working fine .</text:p>
      <text:p text:style-name="Normal"/>
      <text:p text:style-name="Normal">What is the difference between a product and a service ?</text:p>
      <text:p text:style-name="Normal">For example let’s say there is a food delivery app so it’s a product while Service is that the food delivery app works fine . So ,this is the difference between the product and the service. When u buy something for an organisation then it’s a product while when u ledged them for an organisation then its not a product it’s a service offered from a different organisation to your organisation. If the cost and the risk is with the customers then it’s a product while when the cost and the risk remains with the service provider then it known as the service not a product.</text:p>
      <text:p text:style-name="Normal"/>
      <text:p text:style-name="Normal">Why do we go to cloud ?</text:p>
      <text:p text:style-name="Normal">Cost of maintaining a data centre for cloud . You have avoided risk.Its about mitigating risk. Helps <text:s/>in increasing the computing power in cloud .So people have moved from the products to cloud as a service.</text:p>
      <text:p text:style-name="Normal"/>
      <text:p text:style-name="Normal">What is service?</text:p>
      <text:p text:style-name="Normal">It is nothing but enabling value cocreation .That the customers wants to achieve without the ownership of risks and costs.So we provide services to customer through help of service .</text:p>
      <text:p text:style-name="Normal">What are the three things that u need to have if u are delivering a service to the customers?<text:line-break/><text:soft-page-break/>People ,process and technology are the things that u need to know before u are delivering a service to the customers.</text:p>
      <text:p text:style-name="Normal"/>
      <text:p text:style-name="Normal">Services enable value cocreation for the customers What does it means?</text:p>
      <text:p text:style-name="Normal">It means it provide value for the Customers by making sure that the customer requirements are being met. Whatever the customer is looking for u have provided to the customers<text:s/></text:p>
      <text:p text:style-name="Normal"/>
      <text:p text:style-name="Normal">What is the difference between project and operations?</text:p>
      <text:p text:style-name="Normal">The major difference between project and operations is that the project has the starting and the ending date while the operations are something but continuous<text:s/>,a work which is done on daily basis from day to day basis. Somebody working on the operations is called operation. Operations are called something which is continuous.Value is nothing but meeting utility .</text:p>
      <text:p text:style-name="Normal"/>
      <text:p text:style-name="Normal">What is Utility and what is warranty?</text:p>
      <text:p text:style-name="Normal">If the service is fit for use then we say it’s a value .Fit for purpose and fit for use is also called utility.</text:p>
      <text:p text:style-name="Normal"/>
      <text:p text:style-name="Normal">What is Value?</text:p>
      <text:p text:style-name="Normal">Value is nothing but meeting customer requirements.<text:s/>Value has two parts -utility and warranty.<text:s/>Before going to utility<text:s/></text:p>
      <text:p text:style-name="Normal"/>
      <text:p text:style-name="Normal">What is value cocreation?</text:p>
      <text:p text:style-name="Normal">Value cocreation a new concept in ITIL 4 it means, Before you decide what’s value u have to go to customers environment to know what is value form customer point of view So its known as value cocreation .<text:s/>Value is a subjective term hence u have to know it from the customers point of view.<text:s/>You have to understand what customer perspective .Value is defined as a perceived benefit and usefulness of something.</text:p>
      <text:p text:style-name="Normal"/>
      <text:p text:style-name="Normal">What is NPS?</text:p>
      <text:soft-page-break/>
      <text:p text:style-name="Normal">NPS stands for Net promoter score .<text:s/>used<text:s/><text:s/>to measure the customer survey to measure the type of value they are providing to the customers .ITIL is all about creating value for the customers .</text:p>
      <text:p text:style-name="Normal">What is Service Management?</text:p>
      <text:p text:style-name="Normal">They manages whether the customer receiving services in a good way.</text:p>
      <text:p text:style-name="Normal"/>
      <text:p text:style-name="Normal">What is Utility?</text:p>
      <text:p text:style-name="Normal">Whatever the service task is known as Utility. Utity is a <text:s/>functionality offered by product to the service of any organisation in order to meet the needs .(what customer looking for).</text:p>
      <text:p text:style-name="Normal"/>
      <text:p text:style-name="Normal">What is User Acceptance testing?</text:p>
      <text:p text:style-name="Normal">User Acceptance testing is the testing of utility that the user meeting requirements.</text:p>
      <text:p text:style-name="Normal"/>
      <text:p text:style-name="Normal">What is Warranty?</text:p>
      <text:p text:style-name="Normal">Warranty is how you are providing the services <text:s/>and how the services are performing .Are the services enough these are the parameters the service should fullfill .Warranty means the service are performing as u mentioned to the customers.</text:p>
      <text:p text:style-name="Normal"/>
      <text:p text:style-name="Normal">Give an example showing utility and warranty What are these two terms ?</text:p>
      <text:p text:style-name="Normal">Suppose the customer needs 5G network for their work So in this case next day the network stopped working for some reason So in this case the utility of the thing is met but its warranty didn’t meet. Hence we say this is the difference bw utility and the warranty. When u have bandwith and continuous bandwith then we can say that it’s a utility + warranty example.</text:p>
      <text:p text:style-name="Normal"><text:s/></text:p>
      <text:p text:style-name="Normal">What are the four type of assurance that come into play when we talk about warranty?</text:p>
      <text:p text:style-name="Normal">When we talk about warranty the four types of assurance are –</text:p>
      <text:p text:style-name="Normal">1.Service should be available .</text:p>
      <text:p text:style-name="Normal">2.Sevice should be Continuous .</text:p>
      <text:p text:style-name="Normal">3.Services should be secure enough.</text:p>
      <text:soft-page-break/>
      <text:p text:style-name="Normal">4.Capacity<text:s/></text:p>
      <text:p text:style-name="Normal"/>
      <text:p text:style-name="Normal">What is VOI?</text:p>
      <text:p text:style-name="Normal">Its value on Investment .Value on Investment is quicker in case of Agile and incremental value delivery also happens in case of agile which cannot happens in case of waterfall model.</text:p>
      <text:p text:style-name="Normal"/>
      <text:p text:style-name="Normal">What happens in Lean?</text:p>
      <text:p text:style-name="Normal">Lean is used for reducing waste. So, that the time to market increases.</text:p>
      <text:p text:style-name="Normal"/>
      <text:p text:style-name="Normal">How to make your processes waste free to make them work smoothly?</text:p>
      <text:p text:style-name="Normal"/>
      <text:p text:style-name="Normal">What is Waste?</text:p>
      <text:p text:style-name="Normal">A<text:s/>Non value added activity is called waste.</text:p>
      <text:p text:style-name="Normal"/>
      <text:p text:style-name="Normal">What are Stakeholders?</text:p>
      <text:p text:style-name="Normal">Anyone who interested in the service delivery or the <text:s/>output.<text:s/>There are two types of Stakeholders In service management -External Stakeholders and Internal Stakeholders.</text:p>
      <text:p text:style-name="Normal">What are the different Stakeholders?</text:p>
      <text:p text:style-name="Normal">1.Service Provider</text:p>
      <text:p text:style-name="Normal">2.Service Consumer</text:p>
      <text:p text:style-name="Normal">3.Organsiation<text:s/></text:p>
      <text:p text:style-name="Normal">4.Another Stakeholders</text:p>
      <text:p text:style-name="Normal"/>
      <text:p text:style-name="Normal"/>
      <text:p text:style-name="Normal">What are Internal Stakeholders?</text:p>
      <text:p text:style-name="Normal">Which belong to Orgnaisation. <text:s/>Organisation have a clear<text:s/>Object <text:s/>to achieve their goals.</text:p>
      <text:p text:style-name="Normal"/>
      <text:p text:style-name="Normal">What are Service Provider?</text:p>
      <text:soft-page-break/>
      <text:p text:style-name="Normal">Service Provider are the roles provide services to the customers and Service Consumer are service accepted by customer. Service Provider<text:s/>helps u obtain the outcomes the customer wants to achieve .Service provider facilitates the outcome of the service for the cusomers .Will not do on the behalf of customers but will help to do that .They are benifiting from services provided from providers.</text:p>
      <text:p text:style-name="Normal"/>
      <text:p text:style-name="Normal">What are Service Consumers?</text:p>
      <text:p text:style-name="Normal">Those who consume the services . There are three different roles given to them-</text:p>
      <text:p text:style-name="Normal">1.Customers</text:p>
      <text:p text:style-name="Normal">2.Users<text:s/></text:p>
      <text:p text:style-name="Normal">3.Sponser</text:p>
      <text:p text:style-name="Normal"/>
      <text:p text:style-name="Normal">What does Customer do ?</text:p>
      <text:p text:style-name="Normal">Customer defines the requirement to the Service Provider and takes the responsibility for the Service Consumption.</text:p>
      <text:p text:style-name="Normal"/>
      <text:p text:style-name="Normal">What are the Attributes for the Customers?</text:p>
      <text:p text:style-name="Normal">The different attributes for a Customer is :</text:p>
      <text:p text:style-name="Normal">Those who define what are the requirements for the consumption .</text:p>
      <text:p text:style-name="Normal">Who takes the responsibility for the service consumption.</text:p>
      <text:p text:style-name="Normal"/>
      <text:p text:style-name="Normal">What is the responsibilty of Users?</text:p>
      <text:p text:style-name="Normal">Those who are consuming the service called Users .</text:p>
      <text:p text:style-name="Normal"/>
      <text:p text:style-name="Normal">Who are Sponsors?</text:p>
      <text:p text:style-name="Normal">These are those who authorises the budget of the Service consumption. Sponsors are responsible for the funding of the services.</text:p>
      <text:p text:style-name="Normal"/>
      <text:p text:style-name="Normal">What are Service Offerings?</text:p>
      <text:soft-page-break/>
      <text:p text:style-name="Normal">These are how you are providing your services to the Customers .How you are packaging your warranty and utility.</text:p>
      <text:p text:style-name="Normal">What are the things as a part of Service Offerings?</text:p>
      <text:p text:style-name="Normal">The number one is goods<text:s/></text:p>
      <text:p text:style-name="Normal">Access to the resources (access to the aws resources )</text:p>
      <text:p text:style-name="Normal"/>
      <text:p text:style-name="Normal">What are service actions?</text:p>
      <text:p text:style-name="Normal">Nothing but Support activities that are offered or provided to consumers.</text:p>
      <text:p text:style-name="Normal"/>
      <text:p text:style-name="Normal">What are examples of service offerings ?</text:p>
      <text:p text:style-name="Normal">The different examples of service offerings are the service package and service level package .</text:p>
      <text:p text:style-name="Normal"/>
      <text:p text:style-name="Normal">What are goods?</text:p>
      <text:p text:style-name="Normal">Those things which are transferred from the Service Provider to the Service consumer and basically used by consumers to consume the products .</text:p>
      <text:p text:style-name="Normal"/>
      <text:p text:style-name="Normal">What are access to agreements?<text:line-break/>These are some contracts granted to consumers on some specific license or agreement<text:s/></text:p>
      <text:p text:style-name="Normal"/>
      <text:p text:style-name="Normal">What are Service Actions?</text:p>
      <text:p text:style-name="Normal">These <text:s/>are the different actions that are performed to address a customer issue. Say for example -you want some advance enhancements in your purchased product then you will perform some service actions for that things .</text:p>
      <text:p text:style-name="Normal"/>
      <text:p text:style-name="Normal">What are the four dimensions of Service Management we need?</text:p>
      <text:p text:style-name="Normal">People ,Process ,Technology ,Partners are the four dimensions of service management.</text:p>
      <text:p text:style-name="Normal"/>
      <text:p text:style-name="Normal">What are cross functional teams?</text:p>
      <text:soft-page-break/>
      <text:p text:style-name="Normal">These are some different teams that comes together to a particular thing together. So these are different people coming from different teams to do things together.</text:p>
      <text:p text:style-name="Normal"/>
      <text:p text:style-name="Normal">What is Ressie?</text:p>
      <text:p text:style-name="Normal">A group of people with defined roles and responsibilities in a matrix form called as Ressie matrix.</text:p>
      <text:p text:style-name="Normal"/>
      <text:p text:style-name="Normal"/>
      <text:p text:style-name="Normal">What is dimension?</text:p>
      <text:p text:style-name="Normal">Dimension is something that facilitates how you are delivering services to the customers .</text:p>
      <text:p text:style-name="Normal"/>
      <text:p text:style-name="Normal">What is the objective of Information and technology dimension in<text:s/>Service management?</text:p>
      <text:p text:style-name="Normal">It is not a<text:s/><text:s/><text:s/>single term made of two things information and second technology. Information means data which will be delivered from Service provider to customers and technology means the tech used to deliver the info to customers.<text:s/>The main objective of the information and technology dimension is to utilise the right information(data) and technology(tech) to deliver the value to the Customers (Consumers).</text:p>
      <text:p text:style-name="Normal"/>
      <text:p text:style-name="Normal">What are the three information we have in this?</text:p>
      <text:p text:style-name="Normal">The different information we have is the what are the data managed by consumers, How to protect the information ,what are the data supporting Services.</text:p>
      <text:p text:style-name="Normal"/>
      <text:p text:style-name="Normal">What are the technologies supported ?</text:p>
      <text:p text:style-name="Normal">Service related technologies -through which u are supporting the services /trying to deliver value to customers .This is directly related to the services .</text:p>
      <text:p text:style-name="Normal"/>
      <text:p text:style-name="Normal">Service management technologies -how you are supporting the service management facilities .This occurs within the buiseness.</text:p>
      <text:p text:style-name="Normal"/>
      <text:soft-page-break/>
      <text:p text:style-name="Normal">What are the different examples of the service management technologies?</text:p>
      <text:p text:style-name="Normal">Inventory management ,skyapps ,webapps ,service now ,etc.</text:p>
      <text:p text:style-name="Normal"/>
      <text:p text:style-name="Normal">What are the different factors affecting this service management ?</text:p>
      <text:p text:style-name="Normal">Identification of the service ,roles to play for the services ,evaluating and selecting a technology accordingly.</text:p>
      <text:p text:style-name="Normal"/>
      <text:p text:style-name="Normal">What are partners and vendors in Service management dimensions?</text:p>
      <text:p text:style-name="Normal">The third party peoples and vendors who supports the service management means they help in delivering service to the customers called as partners and vendors. These are known as what all third party people you need to deliver service to the supplier called as partners and vendors.</text:p>
      <text:p text:style-name="Normal"/>
      <text:p text:style-name="Normal">What is difference between partner and supplier?</text:p>
      <text:p text:style-name="Normal">Partner is someone who works along with customers and helps them in their strategic buiseness objectives . Supplier is someone who supplies materials whatever u need to the Service provider. Vendor is someone who supplies both materials and the solutions .With partners you have a long term relationship with partners and with supplier you only have a chain and relationship</text:p>
      <text:p text:style-name="Normal"/>
      <text:p text:style-name="Normal">What is value streams and processes in ITIL4?</text:p>
      <text:p text:style-name="Normal">This is the new concept introduced in ITIL4 used for to identify what all streams and processes in order to deliver a product/services .ITIL4 don’t call for products it is for practice so it is all practices that are required to deliver a product to customers.</text:p>
      <text:p text:style-name="Normal"/>
      <text:p text:style-name="Normal">What are value Streams ?</text:p>
      <text:p text:style-name="Normal">These are known as what all steps u do in order to convert input to the output .There can be two customer requirements for this- the requirements by the customers nd second is the addons , customisations required by customers for the existing services .The output is the value that u are fulfilling for the Customers.Value streams are nothing but a series of steps that provide value to customers .</text:p>
      <text:p text:style-name="Normal"/>
      <text:soft-page-break/>
      <text:p text:style-name="Normal">Why need of Pestel model ?</text:p>
      <text:p text:style-name="Normal">Because the external factors can affect and hamper the internal services and can increase risk hence we require a pastel model. And these risks can create a negative impact .</text:p>
      <text:p text:style-name="Normal">What is Pestel?</text:p>
      <text:p text:style-name="Normal">Pestel is an acronym for Political,Economical,Social,Technological,economical,legal.</text:p>
      <text:p text:style-name="Normal"/>
      <text:p text:style-name="Normal">What is Service Value System?</text:p>
      <text:p text:style-name="Normal">This is used to ensure that all the components and Services of a System should work together in order to provide service value cocreation to the customers. The standard meaning of it is how different components of a system work together to provide service value cocreation to the customers.</text:p>
      <text:p text:style-name="Normal"/>
      <text:p text:style-name="Normal">What are the different components in a Service Value System?</text:p>
      <text:p text:style-name="Normal">The differenent Components in a Service Value System are –</text:p>
      <text:p text:style-name="Normal">The guiding Principles<text:s/></text:p>
      <text:p text:style-name="Normal">The service Value change<text:s/></text:p>
      <text:p text:style-name="Normal">Governance<text:s/></text:p>
      <text:p text:style-name="Normal">Continual Improvement</text:p>
      <text:p text:style-name="Normal"/>
      <text:p text:style-name="Normal">What are Guiding Principles ?</text:p>
      <text:p text:style-name="Normal">Guiding Principles are the guiding <text:s/>Factors you need to follow that cannot be customised .So all these activities that u have within the service value system<text:s/>.There are seven guiding principles are in Service Management. There are 7 guiding principles in Service Management and these are agile ,lean , devops etc in Service Management.</text:p>
      <text:p text:style-name="Normal"/>
      <text:p text:style-name="Normal"/>
      <text:p text:style-name="Normal">What is Service Value Change?</text:p>
      <text:p text:style-name="Normal">All the activities that are to be performed in Guiding principles change called as Service Value Change .</text:p>
      <text:p text:style-name="Normal"/>
      <text:soft-page-break/>
      <text:p text:style-name="Normal">What is Governance ?</text:p>
      <text:p text:style-name="Normal">In order to ensure all the activities which are in use are being monitored properly .</text:p>
      <text:p text:style-name="Normal">What are the Seven Guiding Principles<text:s/></text:p>
      <text:p text:style-name="Normal"/>
      <text:p text:style-name="Normal">What do u mean by demand and oppurchunity?</text:p>
      <text:p text:style-name="Normal">Oppurchunity is used to Improve the services and demand<text:s/>acts as an input to the services<text:s/>.</text:p>
      <text:p text:style-name="Normal"/>
      <text:p text:style-name="Normal">What are the Seven Guiding Principles ?</text:p>
      <text:p text:style-name="Normal">There are Seven Guiding Principles are –</text:p>
      <text:p text:style-name="Normal">1.Focus on Value</text:p>
      <text:p text:style-name="Normal">2.Start where you are</text:p>
      <text:p text:style-name="Normal">3.Progress iteratively with feedback</text:p>
      <text:p text:style-name="Normal">4.Collaborate feasibility</text:p>
      <text:p text:style-name="Normal">5.Think and work holistically</text:p>
      <text:p text:style-name="Normal">6.Keep it simple and practical</text:p>
      <text:p text:style-name="Normal">7.Optimise and Automate</text:p>
      <text:p text:style-name="Normal"/>
      <text:p text:style-name="Normal">What is Lean?</text:p>
      <text:p text:style-name="Normal">Lean is used for reducing waste (non- value added activities ).</text:p>
      <text:p text:style-name="Normal"/>
      <text:p text:style-name="Normal">How the Cycle time will increase ?</text:p>
      <text:p text:style-name="Normal">This will increase if you will increase the value added activities and will decrease the non value added activities then cycle time will increase.</text:p>
      <text:p text:style-name="Normal"/>
      <text:p text:style-name="Normal">What is Devops ?</text:p>
      <text:p text:style-name="Normal">Devops talks about CI/CD. This means Continuous Integeration and Continuous development.You push the activities in operations and then resolve the bugs this is how devops work.</text:p>
      <text:p text:style-name="Normal"/>
      <text:p text:style-name="Normal">What is Agile ?</text:p>
      <text:p text:style-name="Normal">Iterative and Incremental reviewlry of the value .</text:p>
      <text:p text:style-name="Normal">What is Covid?</text:p>
      <text:p text:style-name="Normal">It talks about It Governance ,IT Policies ,IT frameworks.</text:p>
      <text:p text:style-name="Normal"/>
      <text:p text:style-name="Normal">What is VDF and What is CDF?</text:p>
      <text:p text:style-name="Normal">Vidal buiseness funcions <text:s/>and CDF stands for Critical Buiseness Functions .</text:p>
      <text:p text:style-name="Normal"/>
      <text:p text:style-name="Normal">What is a Configuration item ?</text:p>
      <text:p text:style-name="Normal">Configuration item is the component which is used to provide service to the Customers and you can manage that component. It can be a server , a router , a switch , a storage , a license ,an agreement , but it is used to provide services to <text:s/>the customers<text:s/>.</text:p>
      <text:p text:style-name="Normal"/>
      <text:p text:style-name="Normal">What is the thing of using CIS and not using the new technologies(using the existing ones and not going for the new technologies )?</text:p>
      <text:p text:style-name="Normal"/>
      <text:p text:style-name="Normal">What is progressing iteratively with feedback?(one of the guiding principles )</text:p>
      <text:p text:style-name="Normal">Feedback is important because feedback is used to do the improvement .Feedback gives u oppurchunity to improve yourself .</text:p>
      <text:p text:style-name="Normal"/>
      <text:p text:style-name="Normal">What is MVP and MMP?</text:p>
      <text:p text:style-name="Normal">MVP stands for Minimum Viable products and MMF stands for Minimum marketable features .You can use these feedbacks<text:s/>to see how the products are performing and helps in the<text:s/>improvement of the product .This principle is used for the improvement of the product.</text:p>
      <text:p text:style-name="Normal"/>
      <text:p text:style-name="Normal">What is value driven iteration?</text:p>
      <text:p text:style-name="Normal">When bigger things break down into smaller things and then sees what u have done in the past . Each iteration should bring value to the customer .</text:p>
      <text:soft-page-break/>
      <text:p text:style-name="Normal">What do u mean by focus on value?<text:line-break/>this means focus on activities that will bring value to the customers. Value is subjective in nature .Value is based on individual perception and it varies from customer to customer.</text:p>
      <text:p text:style-name="Normal"/>
      <text:p text:style-name="Normal">How can u measure value ?</text:p>
      <text:p text:style-name="Normal">We can measure values using Service Level Agreements.If you are meeting the service level agreements as said by the customers then it means u are measuring the values of the customer.</text:p>
      <text:p text:style-name="Normal"/>
      <text:p text:style-name="Normal">What is VBF?</text:p>
      <text:p text:style-name="Normal">What are the critical<text:s/>success<text:s/>factors that u need to support<text:s/>so that u can focus on values .</text:p>
      <text:p text:style-name="Normal"/>
      <text:p text:style-name="Normal">What are the objectives u need to achieve while focus on values ?</text:p>
      <text:p text:style-name="Normal">To maximise the customers satisfaction (keep on measuring the customers satisfaction).</text:p>
      <text:p text:style-name="Normal">You send the feedback form to the customers and see whether the improvements needed .</text:p>
      <text:p text:style-name="Normal"/>
      <text:p text:style-name="Normal">Wht is the second guiding principle?</text:p>
      <text:p text:style-name="Normal">The second one is focus on the where u are .It means reutilising the existing infrastructure That we have . Means reutilising what u have with u <text:s/>and how best u can utilise them.</text:p>
      <text:p text:style-name="Normal"/>
      <text:p text:style-name="Normal">What is Configuration Item?</text:p>
      <text:p text:style-name="Normal">It is a component used to provide services to the customer and u can manage that component. It can be hardware , a software , a router etc.</text:p>
      <text:p text:style-name="Normal"/>
      <text:p text:style-name="Normal">What is Feedback used for ?</text:p>
      <text:p text:style-name="Normal">Feedback is used for taking feedback from customers so that to improve the Services for the customers by producing Minimum Viable Product.</text:p>
      <text:soft-page-break/>
      <text:p text:style-name="Normal">What MMF (Minimum Marketable Feature) used for ?</text:p>
      <text:p text:style-name="Normal">It is used to go through the feedback of customers and see how the products are working in the market.</text:p>
      <text:p text:style-name="Normal"/>
      <text:p text:style-name="Normal">What do u mean by Colaborating<text:s/>and promote visibility principle?</text:p>
      <text:p text:style-name="Normal">This means<text:s/>Sharing ,all the stakeholders in your environment should collaborate .You should meet with them regularly during iteration planning, Inventory planning .Second thing after that is promoting visibility <text:s/>.For any task first you have to see what are the right people for working. You have to see there should be good communication between those stakeholders.And we should not work independently we should work together .Think and work holistically Holistic means end to end approach. If you don’t have <text:s/>a holistic approach the integration will not be possible for the end results You have to understand principles from end to end service schema .If you do that u have to understand what all dependency do u have , Wht will next do u have, What all risk do u have for service delivery .Therefore holistic approach is very important ,u will not able to understand the parameters that are affecting .</text:p>
      <text:p text:style-name="Normal"/>
      <text:p text:style-name="Normal">What is Keep it simple and practical?<text:line-break/>This means simplifying the existing <text:s/>practices do u have. This is a lean principle<text:s/>that means u have to remove waste ,to simplify the process ,remove non value added properties.</text:p>
      <text:p text:style-name="Normal"/>
      <text:p text:style-name="Normal">Why optimise and automate the process?</text:p>
      <text:p text:style-name="Normal">To simplify things and automate things .First u have to optimise and then u have to automate.</text:p>
      <text:p text:style-name="Normal"/>
      <text:p text:style-name="Normal">What is Service Relationship?</text:p>
      <text:p text:style-name="Normal">It is the cooperation between the Service Provider and the Service Consumer Including Service Provisioning and Service Consumption.</text:p>
      <text:p text:style-name="Normal"/>
      <text:p text:style-name="Normal">What is Service Provisioning?</text:p>
      <text:p text:style-name="Normal">The activities that are provided by the organisation in order to provide services to the organisation.</text:p>
      <text:soft-page-break/>
      <text:p text:style-name="Normal">What is Service Consumption?</text:p>
      <text:p text:style-name="Normal">These are the activities that are done by the organisation in order to consume the services provided by the organisation.</text:p>
      <text:p text:style-name="Normal"/>
      <text:p text:style-name="Normal">Can a single organisation be a Service Provider and Service Consumer at the same time?</text:p>
      <text:p text:style-name="Normal">Yes,<text:s/>a single org can be the service provider and Consumer at the same time .<text:s/>This is Done by Following Service Relationship.</text:p>
      <text:p text:style-name="Normal"/>
      <text:p text:style-name="Normal">What are the things that are merging two things in a Service Relationship?</text:p>
      <text:p text:style-name="Normal">Contracts are the things that are merging two things in a Service Relationship.</text:p>
      <text:p text:style-name="Normal"/>
      <text:p text:style-name="Normal">What is an output?</text:p>
      <text:p text:style-name="Normal">The tangible and intangible delivery of an activity . This is the end result of an activity .</text:p>
      <text:p text:style-name="Normal"/>
      <text:p text:style-name="Normal">What is outcome ?</text:p>
      <text:p text:style-name="Normal">What u have achieved as u created output.If u have met customers requirement u have achieved output.</text:p>
      <text:p text:style-name="Normal"/>
      <text:p text:style-name="Normal">How will u achieved outcome ?</text:p>
      <text:p text:style-name="Normal">By multiple outputs we can achieve outcome.</text:p>
      <text:p text:style-name="Normal"/>
      <text:p text:style-name="Normal">What is Benefit?</text:p>
      <text:p text:style-name="Normal">Benefit comes from outcome .example – Improve buiseness satisfactions because of outcomes ,Increased in revenue in some examples is a case of Benefit .</text:p>
      <text:p text:style-name="Normal"/>
      <text:p text:style-name="Normal">How disbenefit is achieved ?</text:p>
      <text:p text:style-name="Normal">If the outcome is not achieved then it leads to disbenefit.That is if the end result should not matches the customers requirement then disbenefit is achieved.</text:p>
      <text:p text:style-name="Normal"/>
      <text:soft-page-break/>
      <text:p text:style-name="Normal">What is cost?</text:p>
      <text:p text:style-name="Normal">Anytype of money u are spending on any activity called as cost.</text:p>
      <text:p text:style-name="Normal"/>
      <text:p text:style-name="Normal">What are the two different types of Cost imposed on Customers ?</text:p>
      <text:p text:style-name="Normal">The one which is imposed on the Customers by the service and second one is the one which is removed from the Consumers by the service.</text:p>
      <text:p text:style-name="Normal"/>
      <text:p text:style-name="Normal">What is risk ?</text:p>
      <text:p text:style-name="Normal">That cause harm , increase chances of not achieving the objectives .So this is the role of the Service Provider to reduce the risk .The need to reduce the risk and the cost is needed very much .If there will be risk <text:s/>negative impact will be there because of risk.</text:p>
      <text:p text:style-name="Normal"/>
      <text:p text:style-name="Normal">What are the four things u do to overcome that risk?</text:p>
      <text:p text:style-name="Normal">The four things that u do to overcome that risk is avoid , accept ,transfer ,mitigate.</text:p>
      <text:p text:style-name="Normal"/>
      <text:p text:style-name="Normal">What is known as avoiding a risk ?</text:p>
      <text:p text:style-name="Normal">Avoiding a risk means removing a risk altogether.</text:p>
      <text:p text:style-name="Normal"/>
      <text:p text:style-name="Normal">What is Governance?</text:p>
      <text:p text:style-name="Normal">How to control and direct an organisation.</text:p>
      <text:p text:style-name="Normal"/>
      <text:p text:style-name="Normal">What are the three major activity that come under governance?</text:p>
      <text:p text:style-name="Normal">Evaluate ,Direct and monitor.</text:p>
      <text:p text:style-name="Normal"/>
      <text:p text:style-name="Normal">What are the things u can evaluate ?</text:p>
      <text:p text:style-name="Normal">What are the requirements , what are the objectives of an organisation/Organisational goals, can evaluate the previous performance , u can evaluate which guiding principles u need .</text:p>
      <text:p text:style-name="Normal"/>
      <text:soft-page-break/>
      <text:p text:style-name="Normal">What is done as part of direct?<text:line-break/>The direction is given to the service value chain. You are directing a chain of activities in a service value chain and service value chain is known as a set of activities .</text:p>
      <text:p text:style-name="Normal"/>
      <text:p text:style-name="Normal">How can u govern a set of Activities ?</text:p>
      <text:p text:style-name="Normal">By defining a set of activities we can govern a set of activities .<text:s/></text:p>
      <text:p text:style-name="Normal"/>
      <text:p text:style-name="Normal">What Is monitoring a set of activities ?</text:p>
      <text:p text:style-name="Normal">Post u have implemented a set of activities u need to monitor that set of activities .You need to measure the performance of the activities .</text:p>
      <text:p text:style-name="Normal"/>
      <text:p text:style-name="Normal">Why do we need governance ?</text:p>
      <text:p text:style-name="Normal">To learn your organisation in a better way.To define policies and procedures u need governance .</text:p>
      <text:p text:style-name="Normal"/>
      <text:p text:style-name="Normal">What is Service value chain?</text:p>
      <text:p text:style-name="Normal">It is the core part of SVS and used to run the value streams .Value streams set of activities that add value to system.<text:s/>Provides value to customers.</text:p>
      <text:p text:style-name="Normal"/>
      <text:p text:style-name="Normal">What are the 6 important key activities in SVC?</text:p>
      <text:p text:style-name="Normal">Engage , plan,design ,obtain and build ,deliver and support, continuous improvement.</text:p>
      <text:p text:style-name="Normal"/>
      <text:p text:style-name="Normal">What is Engage?</text:p>
      <text:p text:style-name="Normal">You need to engage with cutomers to understand their needs .need to communicate with customers .Buiseness managers and<text:s/>project managers .</text:p>
      <text:p text:style-name="Normal"/>
      <text:p text:style-name="Normal">What is Plan?</text:p>
      <text:p text:style-name="Normal">Plan is high level overview of the entire project. How are u strategizing what is the mission of the project. What kind of Investment is needed to meet the needs of the customers . So u need to do the proper planning of the projects. Thus planning is important for projects .</text:p>
      <text:soft-page-break/>
      <text:p text:style-name="Normal">What do u know about design and transitions ?</text:p>
      <text:p text:style-name="Normal">It means that the right practices we need to implement to meet the needs of the customers.</text:p>
      <text:p text:style-name="Normal"/>
      <text:p text:style-name="Normal">What is the difference between continuous and continual?</text:p>
      <text:p text:style-name="Normal">Continual is an iterative approach(it’s a cycle approach) u need to improve the services by app analysis .In terms where are u in terms of the service performance .For continuous improvement used to see whether your <text:s/>vision matches<text:s/>with the organisation or not .It should not be followed by service manager but by everyone .</text:p>
      <text:p text:style-name="Normal"/>
      <text:p text:style-name="Normal">What is the input to the design and transition activity ?</text:p>
      <text:p text:style-name="Normal">The input is the customer requirements and customers expectations ,when time to market is faster, Is there a continuous improvement needed to go through, reutilising some of the configuration items .</text:p>
      <text:p text:style-name="Normal"/>
      <text:p text:style-name="Normal">What is the output of the design and transition activity?</text:p>
      <text:p text:style-name="Normal">The blueprint of the Services is Known as the output for the design and transition activity.<text:s/>You will get design diagrams here process matrix , service matrix etc. You will get a service design package also in the output .</text:p>
      <text:p text:style-name="Normal"/>
      <text:p text:style-name="Normal">What is design and build in the design and transition activity?</text:p>
      <text:p text:style-name="Normal">It is obtaining or accepting the new technology .Here procurement is happening here , building your services is happening here .The input are service design packages and the design packages which you have build in the plan phase , the goods and services .The output is the service /goods build here .</text:p>
      <text:p text:style-name="Normal"/>
      <text:p text:style-name="Normal">What is improve as the key activity in service chain?</text:p>
      <text:p text:style-name="Normal">What are the improvements that can be done in order to improve the services delivering to the customers . The input is the current state of performance in the activity. The performance information is the input for the activity. The output will be the improved services delivering to the Customers .</text:p>
      <text:p text:style-name="Normal"/>
      <text:soft-page-break/>
      <text:p text:style-name="Normal">What<text:s/>do u understand by continuous improvement ?<text:line-break/>It means the organisation practices align with the changing buiseness needs throughout their lifetime.</text:p>
      <text:p text:style-name="Normal"/>
      <text:p text:style-name="Normal">How will u find that the continual improvement is happening in a project?</text:p>
      <text:p text:style-name="Normal">By performing improvement initiatives we can find whether continual improvement is happening in a project.</text:p>
      <text:p text:style-name="Normal"/>
      <text:p text:style-name="Normal">What is Continual Improvement registry?</text:p>
      <text:p text:style-name="Normal">It is a database where whatever the improvement needed is kept as a record .It is a kind of repository .<text:s/>All the initiatives here depends on the<text:s/>periodic assessment. You need to make periodic assessments for these initiatives .You have to evaluate them u have to access them .</text:p>
      <text:p text:style-name="Normal"/>
      <text:p text:style-name="Normal">What is practice?</text:p>
      <text:p text:style-name="Normal">Process +people is called practice . People who are following the processes everyday are called practice.</text:p>
      <text:p text:style-name="Normal"/>
      <text:p text:style-name="Normal">What is service management practice important?</text:p>
      <text:p text:style-name="Normal">This ensures information should deliver with proper information security assurance. These days security plays a very vital role so the service delivered to the customer should be secure Enough . Information should be protected . The objective is to protect and secure the organisation information across the service chain activities .</text:p>
      <text:p text:style-name="Normal"/>
      <text:p text:style-name="Normal">Why Information Security is important ?</text:p>
      <text:p text:style-name="Normal">It is important because the customer data /user data is controlled and secured and is used by customers So that there is no lapses to perform risk management in order to perform what all info is at risk .you define policies (security) for all the stakeholders of an organisation .</text:p>
      <text:p text:style-name="Normal">What is included in Security policies ?</text:p>
      <text:p text:style-name="Normal">This define what all access controls there which are provisioned ,what all access have been granted <text:s/>to differemtiate stakeholders .The main aim of the security practice is to<text:s/></text:p>
      <text:soft-page-break/>
      <text:p text:style-name="Normal">Protect the database .</text:p>
      <text:p text:style-name="Normal">Three important factors for Information security practice are –</text:p>
      <text:p text:style-name="Normal">Confidentiality</text:p>
      <text:p text:style-name="Normal">Integrity -data should not get tampered<text:s/></text:p>
      <text:p text:style-name="Normal">Availability</text:p>
      <text:p text:style-name="Normal">Depending on the three factors it vary from one stakeholder to another one.</text:p>
      <text:p text:style-name="Normal"/>
      <text:p text:style-name="Normal">What are two different types of relationships ?</text:p>
      <text:p text:style-name="Normal">Strategic -long term<text:s/></text:p>
      <text:p text:style-name="Normal">Tactical – operational type /achievement of the output<text:s/></text:p>
      <text:p text:style-name="Normal"/>
      <text:p text:style-name="Normal">What is the difference between output and outcome?</text:p>
      <text:p text:style-name="Normal">Output is the result of the stakeholders , result of SLAs (customer requirement) and outcome is customers satisfaction (whether customer is happy or not with the output so delivered).Buiseness relationship Manager bridges the gap between the IT and the customer.Customers priority have to be assessed by managers .They should understand how the Service is consumed by the customers <text:s/>and what type of influence to have on the service ,why customer wants this service ,what all outcome it wants to achieve .U have to manage the outcome of the management.Any complaint by customer is to be look into .</text:p>
      <text:p text:style-name="Normal"/>
      <text:p text:style-name="Normal">What are the two relationship practice ?</text:p>
      <text:p text:style-name="Normal">Information Security Practice and the relationship management practices<text:s/></text:p>
      <text:p text:style-name="Normal"/>
      <text:p text:style-name="Normal">What is Supply management Practice ?</text:p>
      <text:p text:style-name="Normal">Who is the Supplier in this practice the external management with whom we have to do the services . You need different vendors and suppliers for the supply management practices .The main motive of this practice is that u have to maintain a healthy relationship with the suppliers . You have to strategise everything. What is your sourcing strategy what are the outsourcing energy , what type of Supplies u need ,what type of sourcing should u do. Based on the strategyising u have to first define the rules which are needed in an organisation.There should be strategic suppliers ,vendors<text:s/>.</text:p>
      <text:p text:style-name="Normal"/>
      <text:p text:style-name="Normal">What are Strategic suppliers?</text:p>
      <text:p text:style-name="Normal">Who give long term relationship in which ur external helping to deliver product to customers. Operational means day to day evaluation and to find the right suppliers .You have to establish a contract with them ,without contacts u cannot govern the suppliers performance .You should have SLA s in your contacts .</text:p>
      <text:p text:style-name="Normal"/>
      <text:p text:style-name="Normal">How to measure the suppliers performance ?</text:p>
      <text:p text:style-name="Normal">To check whether they are working as per agreement or not .Whatever agreement u are looking into u have to see that the supplier working good or not .</text:p>
      <text:p text:style-name="Normal"/>
      <text:p text:style-name="Normal">What types of supply relationships ?</text:p>
      <text:p text:style-name="Normal">Insourcing,<text:s/>outsourcing,<text:s/>cosourcing ,<text:s/>single sourcing , partnerships .Insourcing means using your employees to provide services . Outsource means u have outsource technology and manpower in order to deliver the services to the Customer . Co-sourcing means mix of internal and external sources<text:s/>working together in order to achieve the goals of the organisations. Multiple sourcing means multiple vendors working on a big contract for single customer. Single sourcing also called partners working together on a project . We have supplier contract register where we store the supplier , <text:s/>vendor and the contracts list as into the database.</text:p>
      <text:p text:style-name="Normal"/>
      <text:p text:style-name="Normal">What is Availability management why its important?</text:p>
      <text:p text:style-name="Normal">Whenever a service required by customer it should be available this is availability .The main objective is that the actual availability should meet the agreed availability or should exceed the agreed availabilit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oney A</meta:initial-creator>
    <dc:creator>Honey A</dc:creator>
    <meta:creation-date>2025-06-04T13:17:00Z</meta:creation-date>
    <dc:date>2025-06-07T18:11:00Z</dc:date>
    <meta:template xlink:href="Normal.dotm" xlink:type="simple"/>
    <meta:editing-cycles>1</meta:editing-cycles>
    <meta:editing-duration>PT276840S</meta:editing-duration>
    <meta:document-statistic meta:page-count="27" meta:paragraph-count="60" meta:word-count="4551" meta:character-count="30436" meta:row-count="216" meta:non-whitespace-character-count="25945"/>
  </office:meta>
</office:document-meta>
</file>